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8" style:family="paragraph" style:parent-style-name="Footnote">
      <style:text-properties style:font-name="Liberation Sans" officeooo:paragraph-rsid="1001a61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Footnote">
      <style:text-properties officeooo:paragraph-rsid="0f40045a"/>
    </style:style>
    <style:style style:name="P40" style:family="paragraph" style:parent-style-name="Footnote">
      <style:text-properties officeooo:paragraph-rsid="0fce08f7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2" style:family="paragraph" style:parent-style-name="Standard">
      <style:text-properties officeooo:paragraph-rsid="0fbbd67b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c0c632"/>
    </style:style>
    <style:style style:name="P55" style:family="paragraph" style:parent-style-name="Standard">
      <style:text-properties officeooo:paragraph-rsid="0fc21b80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35f88"/>
    </style:style>
    <style:style style:name="P62" style:family="paragraph" style:parent-style-name="Standard">
      <style:text-properties officeooo:paragraph-rsid="0fc380a1"/>
    </style:style>
    <style:style style:name="P63" style:family="paragraph" style:parent-style-name="Standard">
      <style:text-properties officeooo:paragraph-rsid="0fc8b815"/>
    </style:style>
    <style:style style:name="P64" style:family="paragraph" style:parent-style-name="Standard">
      <style:text-properties officeooo:paragraph-rsid="0fce858d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d0b68a"/>
    </style:style>
    <style:style style:name="P67" style:family="paragraph" style:parent-style-name="Standard">
      <style:text-properties officeooo:paragraph-rsid="0fdc0816"/>
    </style:style>
    <style:style style:name="P68" style:family="paragraph" style:parent-style-name="Standard">
      <style:text-properties officeooo:paragraph-rsid="0fd655f2"/>
    </style:style>
    <style:style style:name="P69" style:family="paragraph" style:parent-style-name="Standard">
      <style:text-properties officeooo:paragraph-rsid="0ff06808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text-properties officeooo:rsid="10048e31" officeooo:paragraph-rsid="10048e31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text-properties officeooo:paragraph-rsid="1018685d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font-size="10pt" style:font-size-asian="10pt" style:font-size-complex="10pt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8" style:family="text">
      <style:text-properties style:text-line-through-style="none" style:text-line-through-type="none" style:font-name="Liberation Sans" style:text-underline-style="none" officeooo:rsid="0673d7fc"/>
    </style:style>
    <style:style style:name="T25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1" style:family="text">
      <style:text-properties style:text-line-through-style="none" style:text-line-through-type="none" style:font-name="Liberation Sans" style:text-underline-style="none" officeooo:rsid="0b0f3a36"/>
    </style:style>
    <style:style style:name="T262" style:family="text">
      <style:text-properties fo:language="en" fo:country="GB"/>
    </style:style>
    <style:style style:name="T263" style:family="text">
      <style:text-properties fo:language="en" fo:country="GB" officeooo:rsid="0e83c34e"/>
    </style:style>
    <style:style style:name="T26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language="en" fo:country="GB" officeooo:rsid="0f28d107"/>
    </style:style>
    <style:style style:name="T266" style:family="text">
      <style:text-properties fo:language="en" fo:country="GB" style:font-size-complex="12pt"/>
    </style:style>
    <style:style style:name="T267" style:family="text">
      <style:text-properties fo:language="en" fo:country="GB" officeooo:rsid="0f28d107" style:font-size-complex="12pt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3"><text:span text:style-name="Strong_20_Emphasis"><text:span text:style-name="T161">Checklist for installing</text:span></text:span><text:span text:style-name="T199">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62"><text:s/></text:span></text:span><text:span text:style-name="Strong_20_Emphasis"><text:span text:style-name="T163">LTS</text:span></text:span><text:span text:style-name="T201"><text:note text:id="ftn1" text:note-class="footnote"><text:note-citation>1</text:note-citation><text:note-body><text:p text:style-name="P28"><text:span text:style-name="T188">L</text:span><text:span text:style-name="T189">TS stands for Long-Term Support, and this </text:span><text:span text:style-name="T196">June</text:span><text:span text:style-name="T190"> </text:span><text:span text:style-name="Strong_20_Emphasis"><text:span text:style-name="T113"><text:user-field-get text:name="Releaseyear">2023</text:user-field-get></text:span></text:span><text:span text:style-name="T192"><text:s/>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64"><text:s/></text:span></text:span><text:span text:style-name="T190">LTS </text:span><text:span text:style-name="T191">(</text:span><text:span text:style-name="T189">codenamed</text:span><text:span text:style-name="T191"> </text:span><text:span text:style-name="T195">bookworm</text:span><text:span text:style-name="T191">) </text:span><text:span text:style-name="T189">will be </text:span><text:span text:style-name="T194">supported</text:span><text:span text:style-name="T189"> for five years until </text:span><text:span text:style-name="T196">June</text:span><text:span text:style-name="T190"> </text:span><text:span text:style-name="T188">202</text:span><text:span text:style-name="T196">8</text:span><text:span text:style-name="T193">.</text:span></text:p></text:note-body></text:note></text:span><text:span text:style-name="T202"> </text:span><text:span text:style-name="T202"><text:user-field-get text:name="Edition">desktop</text:user-field-get></text:span><text:span text:style-name="T203">.</text:span></text:p>
      <text:p text:style-name="P85"/>
      <text:p text:style-name="P46"><text:span text:style-name="T18">Fill in the </text:span><text:span text:style-name="Strong_20_Emphasis"><text:span text:style-name="T249"><text:s/></text:span></text:span><text:span text:style-name="Strong_20_Emphasis"><text:span text:style-name="T250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0"><text:span text:style-name="Definition"><text:span text:style-name="T264">user</text:span></text:span><text:span text:style-name="T213"><text:tab/><text:tab/></text:span><text:span text:style-name="T212"> <text:tab/><text:tab/><text:tab/></text:span><text:span text:style-name="T214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4"><text:tab/></text:span><text:span text:style-name="T215">[</text:span><text:span text:style-name="T216">full </text:span><text:span text:style-name="T206">na</text:span><text:span text:style-name="T207">me,</text:span><text:span text:style-name="T206"> </text:span><text:span text:style-name="T207">e.g.</text:span><text:span text:style-name="T206"> </text:span><text:span text:style-name="T208">J</text:span><text:span text:style-name="T217">a</text:span><text:span text:style-name="T208">n </text:span><text:span text:style-name="T217">Jansen</text:span><text:span text:style-name="T218">]</text:span></text:p>
      <text:p text:style-name="P52"><text:span text:style-name="Definition"><text:span text:style-name="T205">USER</text:span></text:span><text:span text:style-name="Definition"><text:span text:style-name="T262">na</text:span></text:span><text:span text:style-name="Definition"><text:span text:style-name="T265">me</text:span></text:span><text:span text:style-name="T204"><text:tab/><text:tab/><text:tab/></text:span><text:span text:style-name="T204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48"><text:span text:style-name="Definition"><text:span text:style-name="T262">COMPUTERNA</text:span></text:span><text:span text:style-name="Definition"><text:span text:style-name="T265">me</text:span></text:span><text:span text:style-name="T219"><text:tab/></text:span><text:span text:style-name="T262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2"><text:tab/></text:span><text:span text:style-name="T223">[</text:span><text:span text:style-name="T220">na</text:span><text:span text:style-name="T224">me of the</text:span><text:span text:style-name="T220"> compute</text:span><text:span text:style-name="T221">r, </text:span><text:span text:style-name="T224">e.g.</text:span><text:span text:style-name="T225"> </text:span><text:span text:style-name="T226">pc02</text:span><text:span text:style-name="T223">]</text:span></text:p>
      <text:p text:style-name="P48"><text:span text:style-name="Definition"><text:span text:style-name="T262">START</text:span></text:span><text:span text:style-name="Definition"><text:span text:style-name="T265">up</text:span></text:span><text:span text:style-name="Definition"><text:span text:style-name="T262">MEnU</text:span></text:span><text:span text:style-name="T214"><text:tab/><text:tab/></text:span><text:span text:style-name="T214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4"><text:tab/></text:span><text:span text:style-name="T223">[</text:span><text:span text:style-name="T220">key for the bootable medium</text:span><text:span text:style-name="T227">]</text:span></text:p>
      <text:p text:style-name="P48"><text:span text:style-name="Definition"><text:span text:style-name="T222">SETTINGS</text:span></text:span><text:span text:style-name="T222"> <text:tab/><text:tab/><text:tab/></text:span><text:span text:style-name="T222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2"><text:tab/></text:span><text:span text:style-name="T223">[</text:span><text:span text:style-name="T220">key for the UEFI BIOS screen</text:span><text:span text:style-name="T223">]</text:span></text:p>
      <text:p text:style-name="P48"><text:span text:style-name="Definition"><text:span text:style-name="T229">USER2</text:span></text:span><text:span text:style-name="T228"><text:tab/></text:span><text:span text:style-name="T212"> <text:tab/><text:tab/><text:tab/></text:span><text:span text:style-name="T214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4"><text:tab/></text:span><text:span text:style-name="T215">[</text:span><text:span text:style-name="T206">na</text:span><text:span text:style-name="T209">me</text:span><text:span text:style-name="T206"> possibly</text:span><text:span text:style-name="T210"> 2</text:span><text:span text:style-name="T240">nd</text:span><text:span text:style-name="T210"> USER</text:span><text:span text:style-name="T211">]</text:span></text:p>
      <text:p text:style-name="P52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29">2</text:span></text:span><text:span text:style-name="Definition"><text:span text:style-name="T236"><text:tab/><text:tab/></text:span></text:span><text:span text:style-name="T204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4"><text:tab/></text:span><text:span text:style-name="T233">[</text:span><text:span text:style-name="T234">user</text:span><text:span text:style-name="T232"> na</text:span><text:span text:style-name="T235">me</text:span><text:span text:style-name="T237"> possibly</text:span><text:span text:style-name="T238"> 2</text:span><text:span text:style-name="T241">nd</text:span><text:span text:style-name="T238"> USER</text:span><text:span text:style-name="T239">]</text:span></text:p>
      <text:p text:style-name="P48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8">.</text:span></text:p>
      <text:p text:style-name="P7"/>
      <text:p text:style-name="P7"/>
      <text:p text:style-name="P49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45"><text:span text:style-name="T256">New installation?</text:span><text:span text:style-name="T258"><text:tab/></text:span><text:span text:style-name="T259"></text:span><text:span text:style-name="T260"><text:tab/>Start at chapter </text:span><text:span text:style-name="T257"><text:bookmark-ref text:reference-format="page" text:ref-name="__RefNumPara__4009_12717081281">2</text:bookmark-ref></text:span><text:span text:style-name="T257"><text:s/></text:span><text:span text:style-name="T257"><text:bookmark-ref text:reference-format="text" text:ref-name="__RefNumPara__4009_12717081281">Perform installation</text:bookmark-ref></text:span><text:span text:style-name="T261">.</text:span></text:p>
      <text:p text:style-name="P47"/>
      <text:p text:style-name="P48"><text:span text:style-name="Strong_20_Emphasis"><text:span text:style-name="T33"/></text:span></text:p>
      <text:list xml:id="list937320354" text:style-name="L1">
        <text:list-item>
          <text:p text:style-name="P86"><text:bookmark-start text:name="__RefNumPara__4083_1271708128"/>Preparing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7"><text:span text:style-name="User_20_Entry"><text:span text:style-name="T122">Login any additional </text:span></text:span><text:span text:style-name="Definition"><text:span text:style-name="T244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39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82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5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0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0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0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9" office:value-type="string">
            <text:p text:style-name="P56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1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82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1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<text:tab/></text:span></text:span><text:span text:style-name="Strong_20_Emphasis"><text:span text:style-name="T84"> 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4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</table:table>
      <text:p text:style-name="P44"><text:bookmark-start text:name="__RefNumPara__4009_1271708128"/><text:bookmark-end text:name="__RefNumPara__4009_1271708128"/><text:span text:style-name="Strong_20_Emphasis"><text:span text:style-name="T2"/></text:span></text:p>
      <text:list xml:id="list82553063492061" text:continue-numbering="true" text:style-name="L1">
        <text:list-item>
          <text:p text:style-name="P88"><text:bookmark-start text:name="__RefNumPara__4009_12717081281"/><text:span text:style-name="Strong_20_Emphasis"><text:span text:style-name="T181">Perform installation</text:span></text:span><text:bookmark-end text:name="__RefNumPara__4009_12717081281"/></text:p>
        </text:list-item>
      </text:list>
      <text:p text:style-name="P68"><text:span text:style-name="Strong_20_Emphasis"><text:span text:style-name="T18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2"><text:span text:style-name="T182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T183">Live</text:span><text:span text:style-name="T101"><text:note text:id="ftn5" text:note-class="footnote"><text:note-citation>1</text:note-citation><text:note-body><text:p text:style-name="P6"><text:span text:style-name="T242">From a Live USB stick (or DVD) you can boot and work with</text:span> <text:span text:style-name="T186"><text:user-field-get text:name="Distro">Debian</text:user-field-get></text:span><text:span text:style-name="T187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0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5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0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0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0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6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69"><text:span text:style-name="T106">S</text:span><text:span text:style-name="T107">tart up</text:span><text:span text:style-name="T100">/boot menu via </text:span><text:span text:style-name="Definition"><text:span text:style-name="T266">START</text:span></text:span><text:span text:style-name="Definition"><text:span text:style-name="T267">up</text:span></text:span><text:span text:style-name="Definition"><text:span text:style-name="T266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6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6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73">If asked, type password <text:span text:style-name="T270">live</text:span>.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9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0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1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3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3" office:value-type="string">
            <text:p text:style-name="P72"><text:span text:style-name="Strong_20_Emphasis"><text:span text:style-name="T78">E</text:span></text:span><text:span text:style-name="Strong_20_Emphasis"><text:span text:style-name="T70">nter you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3"><text:span text:style-name="Strong_20_Emphasis"><text:span text:style-name="T72"/></text:span></text:p>
      <text:list xml:id="list82552065709740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5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39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2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1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1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1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1" office:value-type="string">
            <text:p text:style-name="P5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5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82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7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6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50"/></text:span></text:p>
      <text:list xml:id="list82553451577041" text:continue-numbering="true" text:style-name="L1">
        <text:list-item>
          <text:p text:style-name="P87"><text:span text:style-name="Strong_20_Emphasis"><text:span text:style-name="T16">P</text:span></text:span><text:span text:style-name="Strong_20_Emphasis"><text:span text:style-name="T248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0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2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8"><text:span text:style-name="User_20_Entry"><text:span text:style-name="T145">Login any additional </text:span></text:span><text:span text:style-name="Definition"><text:span text:style-name="T243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0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32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7" office:value-type="string">
            <text:p text:style-name="P31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8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84"/>
      <text:p text:style-name="P14"/>
      <text:p text:style-name="P66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3"/>
      <text:p text:style-name="P51"><text:span text:style-name="Emphasis"><text:span text:style-name="T253">Written</text:span></text:span><text:span text:style-name="Emphasis"><text:span text:style-name="T251"> </text:span></text:span><text:span text:style-name="Emphasis"><text:span text:style-name="T253">by</text:span></text:span><text:span text:style-name="Emphasis"><text:span text:style-name="T2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2">Karel Zimmer</text:span></text:span></text:a><text:span text:style-name="Emphasis"><text:span text:style-name="T251">, </text:span></text:span><text:a xlink:type="simple" xlink:href="https://creativecommons.org/publicdomain/zero/1.0" text:style-name="Internet_20_link" text:visited-style-name="Visited_20_Internet_20_Link"><text:span text:style-name="Emphasis"><text:span text:style-name="T254">CC0 1.0 Universal</text:span></text:span></text:a><text:span text:style-name="Emphasis"><text:span text:style-name="T251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26T08:25:51.051714713">26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6T08:25:50.897298389</dc:date>
    <meta:keyword>Installatie</meta:keyword>
    <meta:keyword>Checklist</meta:keyword>
    <meta:keyword>Linux</meta:keyword>
    <meta:editing-cycles>6844</meta:editing-cycles>
    <meta:editing-duration>P12DT1H36M32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1" meta:character-count="4115" meta:non-whitespace-character-count="3487"/>
    <meta:user-defined meta:name="Info 1"/>
    <meta:user-defined meta:name="Info 2"/>
    <meta:user-defined meta:name="Info 3"/>
    <meta:user-defined meta:name="Info 4"/>
  </office:meta>
</office:document-meta>
</file>